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3dac4" officeooo:paragraph-rsid="0013dac4" style:font-weight-asian="normal" style:font-weight-complex="normal"/>
    </style:style>
    <style:style style:name="P2" style:family="paragraph" style:parent-style-name="Preformatted_20_Text">
      <style:text-properties style:font-name="Liberation Serif" fo:font-size="12pt" fo:font-weight="normal" officeooo:rsid="0013dac4" officeooo:paragraph-rsid="0013dac4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weight="normal" officeooo:rsid="0013dac4" officeooo:paragraph-rsid="0013dac4" style:font-weight-asian="normal" style:font-weight-complex="normal"/>
    </style:style>
    <style:style style:name="P4" style:family="paragraph" style:parent-style-name="Standard">
      <style:text-properties fo:font-weight="normal" officeooo:rsid="0013dac4" officeooo:paragraph-rsid="0013dac4" style:font-weight-asian="normal" style:font-weight-complex="normal"/>
    </style:style>
    <style:style style:name="P5" style:family="paragraph" style:parent-style-name="Standard">
      <style:text-properties fo:font-weight="normal" officeooo:rsid="00157819" officeooo:paragraph-rsid="00157819" style:font-weight-asian="normal" style:font-weight-complex="normal"/>
    </style:style>
    <style:style style:name="P6" style:family="paragraph" style:parent-style-name="Standard">
      <style:text-properties fo:font-weight="normal" officeooo:rsid="0015a258" officeooo:paragraph-rsid="0015a25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emplos de condições:</text:p>
      <text:p text:style-name="P5"/>
      <text:p text:style-name="P5">True – Vai ser executado</text:p>
      <text:p text:style-name="P5">False – Não vai ser executado</text:p>
      <text:p text:style-name="P5"/>
      <text:p text:style-name="P5">‘objetoA’ in ‘objetoA’ - Se o 1º estiver no 2º, True (também há not in)</text:p>
      <text:p text:style-name="P1"/>
      <text:p text:style-name="P6">Com as verificações (n.isnumerical, etc…) o resultado esperado para ser executado é True, a menos que se use not n.isnumerical</text:p>
      <text:p text:style-name="P6"/>
      <text:p text:style-name="P1">Estruturas condicionais aninhadas:</text:p>
      <text:p text:style-name="P3"/>
      <text:p text:style-name="P2">a = float(input('Escreve um número: '))</text:p>
      <text:p text:style-name="P2">if a &gt; 0:</text:p>
      <text:p text:style-name="P2"><text:s text:c="4"/>print('{} é um número positivo!'.format(a))</text:p>
      <text:p text:style-name="P2">elif a &lt; 0:</text:p>
      <text:p text:style-name="P2"><text:s text:c="4"/>print('{} é um número negativo!'.format(a))</text:p>
      <text:p text:style-name="P2">else:</text:p>
      <text:p text:style-name="P2"><text:s text:c="4"/>print('{} não é negativo nem positivo!'.format(a))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6:35:58.442000000</meta:creation-date>
    <dc:date>2018-06-21T20:57:09.804000000</dc:date>
    <meta:editing-duration>PT6M25S</meta:editing-duration>
    <meta:editing-cycles>4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14" meta:word-count="81" meta:character-count="519" meta:non-whitespace-character-count="436"/>
  </office:meta>
</office:document-meta>
</file>